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fo:color="#354b60"/>
    </style:style>
    <style:style style:name="P2" style:family="paragraph" style:parent-style-name="Frame_20_contents">
      <style:text-properties style:use-window-font-color="true"/>
    </style:style>
    <style:style style:name="P3" style:family="paragraph" style:parent-style-name="Frame_20_contents">
      <style:text-properties style:use-window-font-color="true" officeooo:rsid="00187eba" officeooo:paragraph-rsid="00187eba"/>
    </style:style>
    <style:style style:name="P4" style:family="paragraph" style:parent-style-name="Frame_20_contents">
      <style:text-properties style:use-window-font-color="true" officeooo:rsid="001a58b1" officeooo:paragraph-rsid="001a58b1"/>
    </style:style>
    <style:style style:name="P5" style:family="paragraph" style:parent-style-name="Frame_20_contents">
      <style:text-properties style:use-window-font-color="true" officeooo:rsid="001c1771" officeooo:paragraph-rsid="001c1771"/>
    </style:style>
    <style:style style:name="P6" style:family="paragraph" style:parent-style-name="Frame_20_contents">
      <style:text-properties fo:color="#000000" fo:font-size="12pt" fo:font-weight="normal" officeooo:rsid="001c2a0a" style:font-size-asian="12pt" style:font-weight-asian="normal" style:font-size-complex="12pt" style:font-weight-complex="normal"/>
    </style:style>
    <style:style style:name="P7" style:family="paragraph" style:parent-style-name="Heading_20_2">
      <style:text-properties fo:color="#354b60" style:font-name="Montserrat Medium" fo:font-size="16pt" style:font-size-asian="16pt" style:font-size-complex="16pt"/>
    </style:style>
    <style:style style:name="P8" style:family="paragraph" style:parent-style-name="Standard">
      <style:text-properties fo:color="#354b60"/>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Frame_20_contents">
      <style:text-properties officeooo:paragraph-rsid="001c1771"/>
    </style:style>
    <style:style style:name="P11" style:family="paragraph">
      <loext:graphic-properties draw:fill="solid" draw:fill-color="#f2f2f2"/>
      <style:paragraph-properties fo:text-align="start"/>
      <style:text-properties fo:font-size="18pt"/>
    </style:style>
    <style:style style:name="T1" style:family="text">
      <style:text-properties fo:color="#96c134" style:font-name="Montserrat ExtraBold" fo:font-size="24pt" style:font-size-asian="24pt" style:font-size-complex="24pt"/>
    </style:style>
    <style:style style:name="T2" style:family="text">
      <style:text-properties fo:color="#96c134" style:font-name="Montserrat ExtraBold" fo:font-size="24pt" officeooo:rsid="001df8d5" style:font-size-asian="24pt" style:font-size-complex="24pt"/>
    </style:style>
    <style:style style:name="T3" style:family="text">
      <style:text-properties officeooo:rsid="001a58b1"/>
    </style:style>
    <style:style style:name="T4" style:family="text">
      <style:text-properties officeooo:rsid="001c1771"/>
    </style:style>
    <style:style style:name="T5" style:family="text">
      <style:text-properties style:use-window-font-color="true" officeooo:rsid="001c1771"/>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gr1" style:family="graphic" style:parent-style-name="Frame">
      <style:graphic-properties draw:stroke="solid" svg:stroke-width="0.026cm" svg:stroke-color="#d9d9d9" draw:stroke-linejoin="miter" draw:fill="solid" draw:fill-color="#f2f2f2" draw:textarea-vertical-align="top" draw:auto-grow-height="false" fo:min-height="4.695cm" fo:min-width="15.845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d9d9d9" draw:stroke-linejoin="miter" draw:fill="solid" draw:fill-color="#f2f2f2" draw:textarea-vertical-align="top" draw:auto-grow-height="false" fo:min-height="4.695cm" fo:min-width="15.845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2">C</text:span><text:span text:style-name="T1">ahier des charges</text:span></text:h>
      <text:p text:style-name="Standard"/>
      <text:p text:style-name="Standard"/>
      <text:h text:style-name="P7" text:outline-level="2">1 - Contexte et définition du projet</text:h>
      <text:p text:style-name="Standard"><draw:custom-shape text:anchor-type="paragraph" draw:z-index="0" draw:name="Zone de texte 2" draw:style-name="gr1" draw:text-style-name="P11" svg:width="16.352cm" svg:height="4.948cm" svg:x="0.067cm" svg:y="0.527cm"><text:p text:style-name="P3"/><text:p text:style-name="P3"/><text:p text:style-name="P3">Ce projet est un devoir que nous assigné notre professeur monsieur Niasse. </text:p><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h text:style-name="P7" text:outline-level="2"/>
      <text:h text:style-name="P7" text:outline-level="2">2 - Objectif du projet</text:h>
      <text:p text:style-name="Standard"><draw:frame draw:style-name="fr1" draw:name="Cadre2" text:anchor-type="paragraph" svg:x="-0.092cm" svg:y="0.561cm" svg:width="16.353cm" svg:height="4.949cm" draw:z-index="4"><draw:text-box><text:p text:style-name="P3">Les résultats attendus sont la création d’un site du nom de SONATEL ACADEMY HOTEL, vitrine fonctionnel et attractif,un site internet standard(page d’accueil,une page de contact,une page qui liste les chambres une page descriptive de la <text:span text:style-name="T3">chambre)</text:span> .</text:p><text:p text:style-name="P6"/><text:p text:style-name="P2"/><text:p text:style-name="Frame_20_contents"/></draw:text-box></draw:frame><draw:custom-shape text:anchor-type="paragraph" draw:z-index="4" draw:name="Zone de texte 2" draw:style-name="gr2" draw:text-style-name="P11" svg:width="16.352cm" svg:height="4.948cm" svg:x="-0.092cm" svg:y="0.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oft-page-break/></text:p>
      <text:p text:style-name="Standard"/>
      <text:p text:style-name="Standard"/>
      <text:h text:style-name="Heading_20_2" text:outline-level="2"/>
      <text:h text:style-name="P7" text:outline-level="2">3 - Périmètre du projet</text:h>
      <text:p text:style-name="Standard"><draw:custom-shape text:anchor-type="paragraph" draw:z-index="5" draw:name="Zone de texte 2" draw:style-name="gr1" draw:text-style-name="P11" svg:width="16.352cm" svg:height="4.948cm" svg:x="-0.224cm" svg:y="0.37cm"><text:p text:style-name="P3"/><text:p text:style-name="P3"/><text:p text:style-name="P3">Les limites sont <text:span text:style-name="T3">le travail par groupe de quatre,</text:span> le respect du délai qui est de 7 jours, <text:span text:style-name="T3">l’interdiction de l’utilisation d’un CMS, l’utilisation de Trello et Github qui sont nouveaux pour nous et pour finir l’utilisation obligatoire de HTML et CSS.</text:span></text:p><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h text:style-name="P7" text:outline-level="2">4 - Description fonctionnelle des besoins</text:h>
      <text:p text:style-name="Standard"><draw:custom-shape text:anchor-type="paragraph" draw:z-index="1" draw:name="Zone de texte 2" draw:style-name="gr1" draw:text-style-name="P11" svg:width="16.352cm" svg:height="4.948cm" svg:x="0.041cm" svg:y="0.469cm"><text:p text:style-name="P4"/><text:p text:style-name="P4"/><text:p text:style-name="P4">Nos besoin<text:span text:style-name="T4">s</text:span> en terme de fonctionnalités sont l’utilisation de Google maps, l’utilisation de SVG WITH HTML5 CSS3 JAVASCRIPT, <text:span text:style-name="T4">l’utilisation de Photoshop, l’utilisation de script WARI ET PAYPAL .</text:span></text:p><text:p text:style-name="P2"/><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text:soft-page-break/></text:p>
      <text:p text:style-name="Standard"/>
      <text:p text:style-name="Standard"/>
      <text:h text:style-name="P7" text:outline-level="2">5 - Enveloppe budgétaire</text:h>
      <text:p text:style-name="Standard"><draw:custom-shape text:anchor-type="paragraph" draw:z-index="6" draw:name="Zone de texte 2" draw:style-name="gr1" draw:text-style-name="P11" svg:width="16.352cm" svg:height="4.948cm" svg:x="0.041cm" svg:y="0.538cm"><text:p text:style-name="P5"/><text:p text:style-name="P5"/><text:p text:style-name="P5">Le montant financier qui nous est alloué est de 0 Francs.</text:p><text:p text:style-name="P2"/><text:p text:style-name="P2"/><text:p text:style-name="P2"/><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h text:style-name="P7" text:outline-level="2">6 - Délais de réalisation</text:h>
      <text:p text:style-name="Standard"><draw:custom-shape text:anchor-type="paragraph" draw:z-index="2" draw:name="Zone de texte 2" draw:style-name="gr1" draw:text-style-name="P11" svg:width="16.352cm" svg:height="4.948cm" svg:x="-0.118cm" svg:y="0.503cm"><text:p text:style-name="P10"><text:span text:style-name="T5">La date de livraison attendue de notre projet est de 7 jou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oft-page-break/></text:p>
      <text:p text:style-name="Standard"/>
      <text:p text:style-name="Standard"><text:bookmark text:name="_GoBac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354b60"/>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w.manager-go.com</meta:initial-creator>
    <meta:editing-cycles>11</meta:editing-cycles>
    <meta:creation-date>2018-07-01T07:09:00</meta:creation-date>
    <dc:date>2019-04-19T07:54:40.287461471</dc:date>
    <meta:editing-duration>PT41M30S</meta:editing-duration>
    <meta:generator>LibreOffice/6.0.3.2$Linux_X86_64 LibreOffice_project/00m0$Build-2</meta:generator>
    <meta:document-statistic meta:table-count="0" meta:image-count="0" meta:object-count="0" meta:page-count="4" meta:paragraph-count="13" meta:word-count="177" meta:character-count="1069" meta:non-whitespace-character-count="9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